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list-style-name="L1">
      <style:paragraph-properties fo:text-align="start"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Times"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list text:style-name="L1">
        <text:list-item>
          <text:p text:style-name="P5">Created and Begun Document - James Pritchett 31-Jan–08</text:p>
        </text:list-item>
      </text:list>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 and Server Operating System'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9"/>
      <text:p text:style-name="P10">Design Goals</text:p>
      <text:p text:style-name="P10"/>
      <text:p text:style-name="P9">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10"/>
      <text:p text:style-name="P11">Speed</text:p>
      <text:p text:style-name="P11"/>
      <text:p text:style-name="P9">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9"><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y'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9"><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11"/>
      <text:p text:style-name="P11">Stability</text:p>
      <text:p text:style-name="P11"/>
      <text:p text:style-name="P9">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9"><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9"><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9"/>
      <text:p text:style-name="P11">Security</text:p>
      <text:p text:style-name="P11"/>
      <text:p text:style-name="P9">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 to follow the standard in order to correctly function.</text:p>
      <text:p text:style-name="P9"><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9"><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9"><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9"/>
      <text:p text:style-name="P11">Portability</text:p>
      <text:p text:style-name="P11"/>
      <text:p text:style-name="P9">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9"/>
      <text:p text:style-name="P11">Extensibility</text:p>
      <text:p text:style-name="P11"/>
      <text:p text:style-name="P9">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9"><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9"><text:tab/>Specifically the Security of the Compatibility Subsystems must support not only conversion of native security and access but also prevent unauthorised or possibly damaging access to other components of the system. To this end, though optional, it will be an intended goal to implement support for non-native kernel mode code within User Space processes, in order to promote security over speed. However it should be just as easy to run such code in Kernel Mode, for example, if a compatibility layer for an outside Graphics Subsystem is implemented, and it requires speed in order to function.</text:p>
      <text:p text:style-name="P9"><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9"/>
      <text:p text:style-name="P11">Compatibility</text:p>
      <text:p text:style-name="P11"/>
      <text:p text:style-name="P9">The biggest issue in deciding among current system's given that there is no practical option to turn to based purely upon merit is the ability to run current applications. Though we don't propose the development of compatibility with w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re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9"><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9"><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9"><text:tab/>Finally, the User mode Security of the system will be handled by another subsystem, ensuring not only a separation from standard applications but also the ability to entirely replace the system at a later date.</text:p>
      <text:p text:style-name="P9"/>
      <text:p text:style-name="P12">Specific Goals</text:p>
      <text:p text:style-name="P12"/>
      <text:p text:style-name="P10">Core System</text:p>
      <text:p text:style-name="P10"/>
      <text:p text:style-name="P9">Core system goals concern the internal structure of the Kernel Proper and it's directly related component's, as well as the interfaces with it's nearest neighbours.</text:p>
      <text:p text:style-name="P9"/>
      <text:p text:style-name="P11">The Kernel</text:p>
      <text:p text:style-name="P11"/>
      <text:p text:style-name="P9">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9"/>
      <text:p text:style-name="P11">Architecture Specific</text:p>
      <text:p text:style-name="P9"/>
      <text:p text:style-name="P9">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9"/>
      <text:p text:style-name="P11">System Debugging</text:p>
      <text:p text:style-name="P11"/>
      <text:p text:style-name="P9">Debugging is a many component system with much of the system support shared with the base for all Debugging. It is therefore necessary to Separate Debugging into the Hardware Base, Architecture Specific Routines, General Debugging routines, Native debugger and the interface. The Base, which must consist in the Hardware Separation, will provide an abstraction of native Debugging help. For example, they must abstract the ability to use Debugging Registers and INT3 on x86. It will be the Architecture specific routines responsibility to provide a single interface and manage first using Debugging Registers, then managing Interrupt Breakpoints. This same abstraction will be used by the User Space Debugging support.</text:p>
      <text:p text:style-name="P9"><text:tab/>The Architecture Specific Debugging will handle all non-generic debugging, for example performing a stack trace. This code is separated from the previous due to it being used only by the Kernel Debugger, whereas User Space applications must be debugged by there respective User Space Debuggers due to differences in how applications may handle the stack or dynamic memory.</text:p>
      <text:p text:style-name="P9"><text:tab/>A Separate Module, loaded as part of boot and considered on par with the Kernel and Architecture Specific Code will handle all generic Debugging. It will provide a software interface that handles all work related to debugging without being specific to any debugger. Functions implemented will include abstraction of stack tracing and handling file Debugging information.</text:p>
      <text:p text:style-name="P9"><text:tab/>The Native Debugger is an optional component, which could be replaced by a local GDB compatible debugger, or Remote Stub that accesses generic debugging routines. This debugger will handle all commands and any debugger specific function such as handling any specific debugging information implemented within functions and classes, either by the compiler or through local routines.</text:p>
      <text:p text:style-name="P9"><text:tab/>For situation where a local debugger is used, or where the Native Debugger is accessed locally, the Debugger Interface will handle all local Interaction. It will appear to users as Kernel Console, and as a Console, it's Input and Output an easily be routed to the local Kernel Debugging Console or a remote system through Serial or Networking.</text:p>
      <text:p text:style-name="P9"><text:tab/>For cases where the Debugger takes over as fall-back during an unrecoverable error, the Architecture Specific Code must contain Hardware drivers, including Serial for handling the debugger. These Drivers are only to be used during such situations and be implemented as isolated as possible in order to prevent chance of using inaccessible or bug-ridden code.</text:p>
      <text:p text:style-name="P9"/>
      <text:p text:style-name="P10">Kernel Modules</text:p>
      <text:p text:style-name="P10"/>
      <text:p text:style-name="P9">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11"/>
      <text:p text:style-name="P11">Device Manager</text:p>
      <text:p text:style-name="P11"/>
      <text:p text:style-name="P11">Security Manager</text:p>
      <text:p text:style-name="P11"/>
      <text:p text:style-name="P11">Process Manager</text:p>
      <text:p text:style-name="P11"/>
      <text:p text:style-name="P11">Interface Manager</text:p>
      <text:p text:style-name="P11"/>
      <text:p text:style-name="P11">Interprocess Communication Manager</text:p>
      <text:p text:style-name="P11"/>
      <text:p text:style-name="P10">Interfaces</text:p>
      <text:p text:style-name="P10"/>
      <text:p text:style-name="P11">General Driver Interface</text:p>
      <text:p text:style-name="P10"/>
      <text:p text:style-name="P10">Compatibility</text:p>
      <text:p text:style-name="P10"/>
      <text:p text:style-name="P11">POSIX</text:p>
      <text:p text:style-name="P11"/>
      <text:p text:style-name="P11">DOS</text:p>
      <text:p text:style-name="P10"/>
      <text:p text:style-name="P10">Applications</text:p>
      <text:p text:style-name="P10"/>
      <text:p text:style-name="P13">Integrated Development Environment</text:p>
      <text:p text:style-name="P9"/>
      <text:p text:style-name="P11">Build System</text:p>
      <text:p text:style-name="P11"/>
      <text:p text:style-name="P11">Interface</text:p>
      <text:p text:style-name="P11"/>
      <text:p text:style-name="P11">Extensibility</text:p>
      <text:p text:style-name="P10"/>
      <text:p text:style-name="P10">Libraries</text:p>
      <text:p text:style-name="P10"/>
      <text:p text:style-name="P10">Concepts</text:p>
      <text:p text:style-name="P10"/>
      <text:p text:style-name="P13">Virtualization</text:p>
      <text:p text:style-name="P11"/>
      <text:p text:style-name="P13">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1T23:59:08</meta:creation-date>
    <dc:date>2008-02-01T07:11:38</dc:date>
    <dc:language>en-GB</dc:language>
    <meta:editing-cycles>32</meta:editing-cycles>
    <meta:editing-duration>PT3H4M19S</meta:editing-duration>
    <meta:user-defined meta:name="Info 1"/>
    <meta:user-defined meta:name="Info 2"/>
    <meta:user-defined meta:name="Info 3"/>
    <meta:user-defined meta:name="Info 4"/>
    <meta:document-statistic meta:table-count="0" meta:image-count="0" meta:object-count="0" meta:page-count="6" meta:paragraph-count="72" meta:word-count="3034" meta:character-count="19212"/>
  </office:meta>
</office:document-meta>
</file>